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P31" style:family="paragraph" style:parent-style-name="Standard">
      <style:text-properties officeooo:paragraph-rsid="005a1704"/>
    </style:style>
    <style:style style:name="P32" style:family="paragraph" style:parent-style-name="Standard">
      <style:text-properties officeooo:rsid="004f4b29" officeooo:paragraph-rsid="005a1704"/>
    </style:style>
    <style:style style:name="P33" style:family="paragraph" style:parent-style-name="Standard">
      <style:text-properties officeooo:paragraph-rsid="005bb721"/>
    </style:style>
    <style:style style:name="P34" style:family="paragraph" style:parent-style-name="Standard">
      <style:text-properties officeooo:rsid="004f4b29" officeooo:paragraph-rsid="005bb721"/>
    </style:style>
    <style:style style:name="P35" style:family="paragraph" style:parent-style-name="Standard">
      <style:text-properties officeooo:paragraph-rsid="0060cc17"/>
    </style:style>
    <style:style style:name="P36" style:family="paragraph" style:parent-style-name="Standard">
      <style:text-properties officeooo:rsid="004f4b29" officeooo:paragraph-rsid="0060cc17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  <style:style style:name="T38" style:family="text">
      <style:text-properties officeooo:rsid="005a1704"/>
    </style:style>
    <style:style style:name="T39" style:family="text">
      <style:text-properties officeooo:rsid="005bb721"/>
    </style:style>
    <style:style style:name="T40" style:family="text">
      <style:text-properties officeooo:rsid="005d371d"/>
    </style:style>
    <style:style style:name="T41" style:family="text">
      <style:text-properties officeooo:rsid="0060cc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  <text:p text:style-name="P31">### Tag <text:span text:style-name="T35">2</text:span><text:span text:style-name="T38">4</text:span> – <text:span text:style-name="T38">6</text:span><text:span text:style-name="T30">. </text:span><text:span text:style-name="T32">Januar</text:span><text:span text:style-name="T30"> 202</text:span><text:span text:style-name="T32">6</text:span></text:p>
      <text:p text:style-name="P31"/>
      <text:p text:style-name="P31">- **Tagesziel:** <text:s/></text:p>
      <text:p text:style-name="P31"><text:span text:style-name="T36">KI-Prompt Tag </text:span><text:span text:style-name="T38">5 / </text:span>Definition of Done</text:p>
      <text:p text:style-name="P31"/>
      <text:p text:style-name="P31">- **Ergebnis:** <text:s/></text:p>
      <text:p text:style-name="P31"><text:s text:c="2"/>✅ Erledigt</text:p>
      <text:p text:style-name="P31"/>
      <text:p text:style-name="P32">- **Beweis:**</text:p>
      <text:p text:style-name="P32"><text:a xlink:type="simple" xlink:href="https://www.notion.so/KI-PROMPT-Tag-5-2e0e3450b0698095b5c1c25dda2de808?source=copy_link" text:style-name="Internet_20_link" text:visited-style-name="Visited_20_Internet_20_Link">https://www.notion.so/KI-PROMPT-Tag-5-2e0e3450b0698095b5c1c25dda2de808?source=copy_link</text:a></text:p>
      <text:p text:style-name="P32"/>
      <text:p text:style-name="P32"><text:a xlink:type="simple" xlink:href="https://www.notion.so/30d-Sprint-Definition-of-done-2e0e3450b06980fcaf98f76245df9d30?source=copy_link" text:style-name="Internet_20_link" text:visited-style-name="Visited_20_Internet_20_Link">https://www.notion.so/30d-Sprint-Definition-of-done-2e0e3450b06980fcaf98f76245df9d30?source=copy_link</text:a></text:p>
      <text:p text:style-name="P32"/>
      <text:p text:style-name="P32"/>
      <text:p text:style-name="P33">### Tag <text:span text:style-name="T35">2</text:span><text:span text:style-name="T39">5</text:span> – <text:span text:style-name="T39">7</text:span><text:span text:style-name="T30">. </text:span><text:span text:style-name="T32">Januar</text:span><text:span text:style-name="T30"> 202</text:span><text:span text:style-name="T32">6</text:span></text:p>
      <text:p text:style-name="P33"/>
      <text:p text:style-name="P33">- **Tagesziel:** <text:s/></text:p>
      <text:p text:style-name="P33"><text:span text:style-name="T36">KI-Prompt Tag </text:span><text:span text:style-name="T39">6 / </text:span><text:span text:style-name="T40">Tally-Formular als Landingpage</text:span></text:p>
      <text:p text:style-name="P33"/>
      <text:p text:style-name="P33">- **Ergebnis:** <text:s/></text:p>
      <text:p text:style-name="P33"><text:s text:c="2"/>✅ Erledigt</text:p>
      <text:p text:style-name="P33"/>
      <text:p text:style-name="P34">- **Beweis:**</text:p>
      <text:p text:style-name="P34"><text:a xlink:type="simple" xlink:href="https://www.notion.so/KI-Prompt-Tag-6-2e1e3450b06980b69129efbd77c01101?source=copy_link" text:style-name="Internet_20_link" text:visited-style-name="Visited_20_Internet_20_Link">https://www.notion.so/KI-Prompt-Tag-6-2e1e3450b06980b69129efbd77c01101?source=copy_link</text:a></text:p>
      <text:p text:style-name="P34"/>
      <text:p text:style-name="P34"><text:a xlink:type="simple" xlink:href="https://tally.so/r/68j4go" text:style-name="Internet_20_link" text:visited-style-name="Visited_20_Internet_20_Link">https://tally.so/r/68j4go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5">### Tag <text:span text:style-name="T35">2</text:span><text:span text:style-name="T41">6</text:span> – <text:span text:style-name="T41">8</text:span><text:span text:style-name="T30">. </text:span><text:span text:style-name="T32">Januar</text:span><text:span text:style-name="T30"> 202</text:span><text:span text:style-name="T32">6</text:span></text:p>
      <text:p text:style-name="P35"/>
      <text:p text:style-name="P35">- **Tagesziel:** <text:s/></text:p>
      <text:p text:style-name="P35"><text:span text:style-name="T36">KI-Prompt Tag </text:span><text:span text:style-name="T41">7+8 </text:span><text:span text:style-name="T39">/ </text:span><text:span text:style-name="T41">ersten zahlungsbereiten Käufer finden</text:span></text:p>
      <text:p text:style-name="P35"/>
      <text:p text:style-name="P35">- **Ergebnis:** <text:s/></text:p>
      <text:p text:style-name="P35"><text:s text:c="2"/>✅ Erledigt</text:p>
      <text:p text:style-name="P35"/>
      <text:p text:style-name="P36">- **Beweis:**</text:p>
      <text:p text:style-name="P36"/>
      <text:p text:style-name="P36"><text:a xlink:type="simple" xlink:href="https://www.notion.so/KI-Prompt-Tag-8-2e2e3450b0698036baffcf87ef485921?source=copy_link" text:style-name="Internet_20_link" text:visited-style-name="Visited_20_Internet_20_Link">https://www.notion.so/KI-Prompt-Tag-8-2e2e3450b0698036baffcf87ef485921?source=copy_link</text:a></text:p>
      <text:p text:style-name="P36"/>
      <text:p text:style-name="P36"><text:a xlink:type="simple" xlink:href="https://www.notion.so/KI-Prompt-Tag-7-2e2e3450b069806e9867eb4e443036e6?source=copy_link" text:style-name="Internet_20_link" text:visited-style-name="Visited_20_Internet_20_Link">https://www.notion.so/KI-Prompt-Tag-7-2e2e3450b069806e9867eb4e443036e6?source=copy_link</text:a></text:p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8T07:22:31.512356098</dc:date>
    <meta:editing-duration>PT10H3M19S</meta:editing-duration>
    <meta:editing-cycles>73</meta:editing-cycles>
    <meta:generator>LibreOffice/25.8.3.2$Linux_X86_64 LibreOffice_project/580$Build-2</meta:generator>
    <meta:document-statistic meta:table-count="0" meta:image-count="0" meta:object-count="0" meta:page-count="10" meta:paragraph-count="269" meta:word-count="1283" meta:character-count="10910" meta:non-whitespace-character-count="9592"/>
  </office:meta>
</office:document-meta>
</file>